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table:style-name="Default" office:value-type="string">
            <text:p>Id</text:p>
          </table:table-cell>
          <table:table-cell table:style-name="Default" office:value-type="string">
            <text:p>Nom</text:p>
          </table:table-cell>
          <table:table-cell table:style-name="Default" office:value-type="string">
            <text:p>Descripci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umatologia</text:p>
          </table:table-cell>
          <table:table-cell office:value-type="string">
            <text:p>Unitat en que es tracten els casos de traumatologi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dicina general</text:p>
          </table:table-cell>
          <table:table-cell office:value-type="string">
            <text:p>Unitat en que es tracten els casos de medicina genera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eurologia</text:p>
          </table:table-cell>
          <table:table-cell office:value-type="string">
            <text:p>Unitat en que es tracten els casos de neurologi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rdiologia</text:p>
          </table:table-cell>
          <table:table-cell office:value-type="string">
            <text:p>Unitat en que es tracten els casos de cardiologi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ncologia</text:p>
          </table:table-cell>
          <table:table-cell office:value-type="string">
            <text:p>Unitat en que es tracten els casos d'oncologi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12/02/2012</text:date>, <text:time>12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0M3S</meta:editing-duration>
    <meta:editing-cycles>3</meta:editing-cycles>
    <meta:generator>OpenOffice.org/3.3$Win32 OpenOffice.org_project/330m20$Build-9567</meta:generator>
    <dc:date>2012-02-12T12:34:50.50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